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paragraph-properties style:page-number="1"/>
      <style:text-properties fo:color="#ffbf00" loext:opacity="100%" fo:language="en" fo:country="US"/>
    </style:style>
    <style:style style:name="P2" style:family="paragraph" style:parent-style-name="Exalted">
      <style:text-properties fo:language="en" fo:country="US"/>
    </style:style>
    <style:style style:name="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Exalted">
      <style:paragraph-properties fo:break-before="column"/>
      <style:text-properties fo:language="en" fo:country="US"/>
    </style:style>
    <style:style style:name="P6" style:family="paragraph" style:parent-style-name="Heading_20_1">
      <style:text-properties fo:language="en" fo:country="US"/>
    </style:style>
    <style:style style:name="P7" style:family="paragraph" style:parent-style-name="Heading_20_2">
      <style:text-properties fo:language="en" fo:country="US"/>
    </style:style>
    <style:style style:name="P8" style:family="paragraph" style:parent-style-name="Heading_20_3">
      <style:text-properties fo:language="en" fo:country="US"/>
    </style:style>
    <style:style style:name="T1" style:family="text">
      <style:text-properties fo:font-weight="bold" style:font-weight-asian="bold"/>
    </style:style>
    <style:style style:name="T2" style:family="text">
      <style:text-properties fo:font-weight="bold" style:font-name-asian="Spectral1" style:font-weight-asian="bold" style:font-name-complex="Spectral1"/>
    </style:style>
    <style:style style:name="T3" style:family="text">
      <style:text-properties fo:font-style="italic" style:font-style-asian="italic"/>
    </style:style>
    <style:style style:name="T4" style:family="text">
      <style:text-properties style:font-name-asian="Spectral1" style:font-name-complex="Spectral1"/>
    </style:style>
    <style:style style:name="T5" style:family="text">
      <style:text-properties officeooo:rsid="000c6d45"/>
    </style:style>
    <style:style style:name="T6" style:family="text">
      <style:text-properties style:use-window-font-color="true" loext:opacity="0%" style:font-name="Spectral" fo:font-size="10pt" fo:language="en" fo:country="none" officeooo:rsid="000c6d4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Spectral" fo:font-size="10pt" officeooo:rsid="000c6d4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lted Reincarnated<text:line-break/>Solars</text:p>
      <text:p text:style-name="P2"/>
      <text:section text:style-name="Sect1" text:name="TextSection">
        <text:h text:style-name="P6" text:outline-level="1">Introduction</text:h>
        <text:p text:style-name="P2">Solars are the paragons of man. They turn the power of the Sun inward, focusing and enhancing their abilities to peak power.</text:p>
        <text:p text:style-name="P2">Solars resonate with artifacts made of <text:span text:style-name="T1">Orichalcum</text:span>, and may purchase Evocations of those artifacts as though it was a Favored Power.</text:p>
        <text:h text:style-name="P7" text:outline-level="2">Character Creation</text:h>
        <text:h text:style-name="P8" text:outline-level="3">Supernal</text:h>
        <text:p text:style-name="P2">Solars gain a <text:span text:style-name="T1">Supernal</text:span> Ability, in addition to choosing Five (5) Favored Abilities. A Supernal Ability can be chosen from any Natural Abilities, as well as Sorcery.</text:p>
        <text:p text:style-name="P2">A Supernal Ability is considered to be a Favored Ability for all aspects of the game, such as for xp cost calculations. In addition, a Solar may buy <text:span text:style-name="T1">Greater Charms and Martial Arts Techniques </text:span>that use their Supernal Ability, even at Essence 1. <text:s/></text:p>
        <text:p text:style-name="P2">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8" text:outline-level="3">Focused Anima Banner</text:h>
        <text:p text:style-name="P2">[[Solars get extra bonuses while their anima banner is flaring]]</text:p>
        <text:h text:style-name="P8" text:outline-level="3">Expanded Mote Pool</text:h>
        <text:p text:style-name="P2">Solars gain an expanded Peripheral Mote pool: (Essence) + 5 additional Motes, bringing the total to:</text:p>
        <text:p text:style-name="P2"><text:span text:style-name="T1">Peripheral</text:span><text:tab/>20 + (Essence) x3</text:p>
        <text:h text:style-name="P8" text:outline-level="3">Defining Intimacy</text:h>
        <text:p text:style-name="P2">A Solar <text:span text:style-name="T3">must</text:span> choose a Defining Intimacy as one of their three intimacies.</text:p>
        <text:h text:style-name="P7" text:outline-level="2">Castes</text:h>
        <text:h text:style-name="P8" text:outline-level="3">Dawn</text:h>
        <text:p text:style-name="P2"><text:span text:style-name="T5">When their Anima is at the Burning Level, Dawn Castes </text:span><text:span text:style-name="T7">gain an additional 2 Impulse on Maneuvers in a Combat Scene.</text:span></text:p>
        <text:p text:style-name="P2">Spending a Strife Point, the Dawn immediately instills an emotion of Fear, Awe, Intimidation, or similar emotion into up to (Essence) targets. This may affect targets that normally do not feel said emotions, such as golems and zombies.</text:p>
        <text:p text:style-name="P2"><text:span text:style-name="T3">Associated Abilities: </text:span>Archery, Awareness, Brawl, Physique, Melee, Leadership.</text:p>
        <text:h text:style-name="P8" text:outline-level="3">Zenith</text:h>
        <text:p text:style-name="P2">Spending a Strife Point, the Zenith’s flaring anima becomes a weapon against all those that shirk from the Sun’s Gaze for the entire Scene.. <text:s text:c="2"/>All Creatures of Darkness who end their action within Close Range of the Zenith immediately take 5 Damage. <text:s/>Any creature or being who dies in the bathing light of the Zenith cannot be raised as a zombie or hungry ghost.</text:p>
        <text:p text:style-name="P2"><text:span text:style-name="T3">Associated Abilities:</text:span> Integrity, Performance, Persuasion, Leadership, Physique, Navigation.</text:p>
        <text:h text:style-name="P8" text:outline-level="3">Twilight</text:h>
        <text:p text:style-name="P2">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P2"><text:span text:style-name="T3">Associated Abilities</text:span>: Awareness, Craft, Lore, Medicine, Politics, Sorcery</text:p>
        <text:h text:style-name="P8" text:outline-level="3">Night</text:h>
        <text:p text:style-name="P2">The Night caste excels at secrecy and subtlety. By Spending a Strife Point the Night may choose at any time during the Scene to conceal or reveal their Anima Banner, up to Burning Level. </text:p>
        <text:p text:style-name="P2">At Bonfire Level, they may instead curl their Anima inwards to obscure all discerning characteristics--the existence of an Exalt is undeniable, but no possible form of perception can reveal their identity.</text:p>
        <text:p text:style-name="P2"><text:span text:style-name="T3">Associated Abilities</text:span>: <text:s/>Athletics, Awareness, Deception, Navigation, Stealth, Thrown</text:p>
        <text:h text:style-name="P8" text:outline-level="3">Eclipse</text:h>
        <text:p text:style-name="P2">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2">In addition, an Eclipse may spend a Strife Point and sanctify an Oath willingly made by Non-Player Characters. The NPC will not be able to break said oath.</text:p>
        <text:p text:style-name="P2"><text:span text:style-name="T3">Associated Abilities</text:span>: <text:s/>Deception, Integrity, Leadership, Lore, Persuasion, Politics.</text:p>
        <text:h text:style-name="P7" text:outline-level="2">Strife Expression</text:h>
        <text:h text:style-name="P8" text:outline-level="3"><office:annotation office:name="__Annotation__68_1768594301" loext:resolved="false"><dc:creator>Samuel Smith</dc:creator><dc:date>2020-09-27T17:42:30</dc:date><text:p><text:span text:style-name="T8">Compared to the Lunar Strife, this is too weak. It's supposed to be "Very powerful, but very focused." <text:s/>Lunars can get to the same level by fusing two attributes and have more broad application.</text:span></text:p><text:p/><text:p><text:span text:style-name="T8">The balancing factor was supposed to be that Attributes were way more expensive, but that's been normalized out.</text:span></text:p><text:p/><text:p><text:span text:style-name="T8">I need to figure out how to resolve this.</text:span></text:p></office:annotation>Solar Excellency<office:annotation-end office:name="__Annotation__68_1768594301"/></text:h>
        <text:p text:style-name="P2"><text:span text:style-name="T4">The Solar chooses a Favored (or Supernal) Ability and then </text:span><text:span text:style-name="T2">doubles </text:span><text:span text:style-name="T4">their permanent value for the remainder of the Scene. This effect also carries over into any derived </text:span><text:span text:style-name="T2">Static Values.</text:span></text:p>
        <text:h text:style-name="P7" text:outline-level="2">Who Becomes a Solar?</text:h>
        <text:p text:style-name="P2">The Unconquered Sun grants his blessing to those who have an incredible drive, a force of personality that would change their <text:soft-page-break/>world, regardless of the Sun’s power. Often they already have.</text:p>
        <text:p text:style-name="P2">The Sun does not judge the “righteousness” of the prospect’s drive or personality, simply that they will use it. His blessing shines equally on Just Rulers as it does Tyrants.</text:p>
        <text:h text:style-name="P7" text:outline-level="2">Great Curse</text:h>
        <text:p text:style-name="P2">Solars are often plagued and <text:s/>defined by their <text:span text:style-name="T1">Ego. </text:span>Caretakers of great power, they will see the problems and ills of the world only in relationship to themselves.</text:p>
        <text:h text:style-name="P7" text:outline-level="2">Creatures of Darkness</text:h>
        <text:p text:style-name="P2">Solars have powers that are harmful to <text:span text:style-name="T3">Creatures of Darkness</text:span>. These are any Spirits, demons, or other supernatural creatures whose bodies and nature recoil at the sight of the sun. It is not some sort of judgement of how good and moral the creature is, rather just a statement of what powers sustain them.</text:p>
        <text:p text:style-name="P2">Creatures of Darkness are any denizens of the <text:span text:style-name="T1">Underworld</text:span>, such as ghosts, spectres, and zombies. The Exaltations <text:span text:style-name="T1">Abyssals</text:span> and <text:span text:style-name="T1">Liminals</text:span> also fall under this category.</text:p>
        <text:p text:style-name="P2">Demons that descend from the shadowy <text:span text:style-name="T1">Ebon Dragon</text:span> are also considered to be Creatures of Darkness.</text:p>
        <text:h text:style-name="P7" text:outline-level="2">Soulfire</text:h>
        <text:p text:style-name="P2">[[Describe SoulFire/Sunfire here, and how it damages Creatures of Darkness and why. <text:s/>Also decide if it’s called Soulfire or Sunfire]]</text:p>
        <text:p text:style-name="P2"/>
        <text:p text:style-name="P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6:52.791000000</dc:date>
    <meta:editing-cycles>12</meta:editing-cycles>
    <meta:editing-duration>PT4M42S</meta:editing-duration>
    <meta:generator>LibreOffice/7.0.3.1$Windows_X86_64 LibreOffice_project/d7547858d014d4cf69878db179d326fc3483e082</meta:generator>
    <dc:creator>Samuel Smith</dc:creator>
    <meta:document-statistic meta:table-count="0" meta:image-count="0" meta:object-count="0" meta:page-count="2" meta:paragraph-count="53" meta:word-count="830" meta:character-count="5105" meta:non-whitespace-character-count="4319"/>
  </office:meta>
</office:document-meta>
</file>